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6cm" draw:marker-start-width="0.358cm" draw:marker-end="Arrow" draw:marker-end-width="0.358cm" draw:fill="none" draw:textarea-horizontal-align="center" draw:textarea-vertical-align="middle" fo:padding-top="0.052cm" fo:padding-bottom="0.052cm" fo:padding-left="0.052cm" fo:padding-right="0.052cm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0.93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4.06cm"/>
    </style:style>
    <style:style style:name="gr4" style:family="graphic" style:parent-style-name="standard">
      <style:graphic-properties draw:stroke="none" draw:fill="none" fo:min-height="2.845cm"/>
    </style:style>
    <style:style style:name="gr5" style:family="graphic" style:parent-style-name="standard">
      <style:graphic-properties draw:stroke="none" draw:fill="none" fo:min-height="2.051cm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1.75cm" fo:min-width="5.5cm"/>
    </style:style>
    <style:style style:name="gr8" style:family="graphic" style:parent-style-name="standard">
      <style:graphic-properties draw:stroke="dash" draw:stroke-dash="Ultrafine_20_Dashed" svg:stroke-width="0.159cm" draw:marker-start-width="0.538cm" draw:marker-end-width="0.538cm" draw:fill="none" draw:textarea-horizontal-align="justify" draw:textarea-vertical-align="middle" draw:auto-grow-height="false" fo:min-height="11.75cm" fo:min-width="26.5cm" fo:padding-top="0.204cm" fo:padding-bottom="0.204cm" fo:padding-left="0.329cm" fo:padding-right="0.329cm"/>
    </style:style>
    <style:style style:name="gr9" style:family="graphic" style:parent-style-name="standard">
      <style:graphic-properties draw:fill-color="#00cccc" draw:textarea-horizontal-align="justify" draw:textarea-vertical-align="middle" draw:auto-grow-height="false" fo:min-height="2.25cm" fo:min-width="2.5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1.75cm" fo:min-width="8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font-weight="normal" style:font-weight-asian="normal" style:font-weight-complex="normal"/>
    </style:style>
    <style:style style:name="P4" style:family="paragraph">
      <loext:graphic-properties draw:fill="none" draw:fill-color="#ffffff"/>
      <style:text-properties fo:font-size="26pt" fo:font-weight="normal" style:font-size-asian="26pt" style:font-weight-asian="normal" style:font-size-complex="26pt" style:font-weight-complex="normal"/>
    </style:style>
    <style:style style:name="P5" style:family="paragraph">
      <style:text-properties fo:font-size="36pt" style:font-size-asian="36pt" style:font-size-complex="36pt"/>
    </style:style>
    <style:style style:name="P6" style:family="paragraph">
      <loext:graphic-properties draw:fill="none"/>
      <style:text-properties fo:font-size="36pt" style:font-size-asian="36pt" style:font-size-complex="36pt"/>
    </style:style>
    <style:style style:name="P7" style:family="paragraph">
      <loext:graphic-properties draw:fill="none"/>
      <style:text-properties fo:color="#ff3300" fo:font-style="italic" fo:font-weight="normal" style:font-style-asian="italic" style:font-weight-asian="normal" style:font-style-complex="italic" style:font-weight-complex="normal"/>
    </style:style>
    <style:style style:name="P8" style:family="paragraph">
      <loext:graphic-properties draw:fill-color="#00cccc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size="26pt" fo:font-weight="normal" style:font-size-asian="26pt" style:font-weight-asian="normal" style:font-size-complex="26pt" style:font-weight-complex="normal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ff3300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4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2.044cm" svg:y1="3.5cm" svg:x2="18.5cm" svg:y2="3.5cm">
          <text:p/>
        </draw:line>
        <draw:line draw:style-name="gr1" draw:text-style-name="P1" draw:layer="layout" svg:x1="2.044cm" svg:y1="6.5cm" svg:x2="18.5cm" svg:y2="6.5cm">
          <text:p/>
        </draw:line>
        <draw:custom-shape draw:style-name="gr2" draw:text-style-name="P2" draw:layer="layout" svg:width="1.431cm" svg:height="2cm" svg:x="2.044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31cm" svg:height="2cm" svg:x="3.833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31cm" svg:height="2cm" svg:x="5.622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31cm" svg:height="2cm" svg:x="7.41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31cm" svg:height="2cm" svg:x="9.199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31cm" svg:height="2cm" svg:x="10.988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31cm" svg:height="2cm" svg:x="12.776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31cm" svg:height="2cm" svg:x="14.565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31cm" svg:height="2cm" svg:x="16.354cm" svg:y="4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069cm" svg:height="1.28cm" svg:x="2cm" svg:y="2.038cm">
          <draw:text-box>
            <text:p text:style-name="P3"><text:span text:style-name="T1">Order Stream</text:span></text:p>
          </draw:text-box>
        </draw:frame>
        <draw:frame draw:style-name="gr4" draw:text-style-name="P6" draw:layer="layout" svg:width="6cm" svg:height="3.095cm" svg:x="22cm" svg:y="0.5cm">
          <draw:text-box>
            <text:p text:style-name="P5"><text:span text:style-name="T2">Photon</text:span></text:p>
          </draw:text-box>
        </draw:frame>
        <draw:frame draw:style-name="gr5" draw:text-style-name="P7" draw:layer="layout" svg:width="7.5cm" svg:height="2.301cm" svg:x="2cm" svg:y="7cm">
          <draw:text-box>
            <text:p text:style-name="P3"><text:span text:style-name="T3">OrderMade...</text:span></text:p>
          </draw:text-box>
        </draw:frame>
        <draw:line draw:style-name="gr6" draw:text-style-name="P1" draw:layer="layout" svg:x1="3.5cm" svg:y1="7cm" svg:x2="3cm" svg:y2="5cm">
          <text:p/>
        </draw:line>
        <draw:line draw:style-name="gr6" draw:text-style-name="P1" draw:layer="layout" svg:x1="5.5cm" svg:y1="7cm" svg:x2="5.5cm" svg:y2="5cm">
          <text:p/>
        </draw:line>
        <draw:line draw:style-name="gr6" draw:text-style-name="P1" draw:layer="layout" svg:x1="7.5cm" svg:y1="7cm" svg:x2="8cm" svg:y2="5cm">
          <text:p/>
        </draw:line>
        <draw:custom-shape draw:style-name="gr7" draw:text-style-name="P1" draw:layer="layout" svg:width="6cm" svg:height="2cm" svg:x="19.5cm" svg:y="17cm">
          <text:p text:style-name="P2">muon replay orders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7cm" svg:height="12cm" svg:x="0.5cm" svg:y="0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3cm" svg:height="2.5cm" svg:x="20cm" svg:y="10.5cm">
          <text:p text:style-name="P2">Reactive</text:p>
          <text:p text:style-name="P2">Stream</text:p>
          <text:p text:style-name="P2">Protocol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8.5cm" svg:y1="5cm" svg:x2="20.5cm" svg:y2="10.5cm">
          <text:p/>
        </draw:line>
        <draw:line draw:style-name="gr6" draw:text-style-name="P1" draw:layer="layout" svg:x1="21cm" svg:y1="13cm" svg:x2="23cm" svg:y2="17cm">
          <text:p/>
        </draw:line>
        <draw:custom-shape draw:style-name="gr9" draw:text-style-name="P8" draw:layer="layout" svg:width="3cm" svg:height="2.5cm" svg:x="16.5cm" svg:y="10.5cm">
          <text:p text:style-name="P2">Reactive</text:p>
          <text:p text:style-name="P2">Stream</text:p>
          <text:p text:style-name="P2">Protocol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8.5cm" svg:y1="5cm" svg:x2="18.5cm" svg:y2="10.5cm">
          <text:p/>
        </draw:line>
        <draw:line draw:style-name="gr6" draw:text-style-name="P1" draw:layer="layout" svg:x1="18cm" svg:y1="13cm" svg:x2="15.5cm" svg:y2="17cm">
          <text:p/>
        </draw:line>
        <draw:custom-shape draw:style-name="gr10" draw:text-style-name="P1" draw:layer="layout" svg:width="8.5cm" svg:height="2cm" svg:x="11cm" svg:y="17cm">
          <text:p text:style-name="P2">muon java microservic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user-transformed="true">
            <draw:text-box>
              <text:p><text:span text:style-name="T4">Ask the audience.</text:span></text:p>
              <text:p><text:span text:style-name="T4"/></text:p>
              <text:p><text:span text:style-name="T4">One big one.</text:span></text:p>
              <text:p><text:span text:style-name="T4"/></text:p>
              <text:p><text:span text:style-name="T4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51M59S</meta:editing-duration>
    <meta:editing-cycles>7</meta:editing-cycles>
    <meta:generator>LibreOffice/5.2.3.2$Linux_X86_64 LibreOffice_project/20m0$Build-2</meta:generator>
    <dc:date>2016-12-16T14:02:11.527226284</dc:date>
    <meta:document-statistic meta:object-count="49"/>
  </office:meta>
</office:document-meta>
</file>